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egre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ABS</text:p>
          </table:table-cell>
          <table:table-cell office:value-type="string" calcext:value-type="string">
            <text:p>train_REL</text:p>
          </table:table-cell>
          <table:table-cell office:value-type="string" calcext:value-type="string">
            <text:p>train_degree_ABS</text:p>
          </table:table-cell>
          <table:table-cell office:value-type="string" calcext:value-type="string">
            <text:p>train_degree_REL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ABS</text:p>
          </table:table-cell>
          <table:table-cell office:value-type="string" calcext:value-type="string">
            <text:p>test_REL</text:p>
          </table:table-cell>
          <table:table-cell office:value-type="string" calcext:value-type="string">
            <text:p>test_degree_ABS</text:p>
          </table:table-cell>
          <table:table-cell office:value-type="string" calcext:value-type="string">
            <text:p>test_degree_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196183890220709" calcext:value-type="float">
            <text:p>0.019618389022071</text:p>
          </table:table-cell>
          <table:table-cell office:value-type="float" office:value="0.0196183871594258" calcext:value-type="float">
            <text:p>0.019618387159426</text:p>
          </table:table-cell>
          <table:table-cell office:value-type="float" office:value="0.101224843305018" calcext:value-type="float">
            <text:p>0.101224843305018</text:p>
          </table:table-cell>
          <table:table-cell office:value-type="float" office:value="0.993427091735735" calcext:value-type="float">
            <text:p>0.993427091735735</text:p>
          </table:table-cell>
          <table:table-cell office:value-type="float" office:value="0.101224843305018" calcext:value-type="float">
            <text:p>0.101224843305018</text:p>
          </table:table-cell>
          <table:table-cell office:value-type="float" office:value="0.993427091735735" calcext:value-type="float">
            <text:p>0.993427091735735</text:p>
          </table:table-cell>
          <table:table-cell office:value-type="float" office:value="0.0408595598111958" calcext:value-type="float">
            <text:p>0.040859559811196</text:p>
          </table:table-cell>
          <table:table-cell office:value-type="float" office:value="0.0408595586918636" calcext:value-type="float">
            <text:p>0.040859558691864</text:p>
          </table:table-cell>
          <table:table-cell office:value-type="float" office:value="0.114235838756068" calcext:value-type="float">
            <text:p>0.114235838756068</text:p>
          </table:table-cell>
          <table:table-cell office:value-type="float" office:value="0.993828511624565" calcext:value-type="float">
            <text:p>0.993828511624565</text:p>
          </table:table-cell>
          <table:table-cell office:value-type="float" office:value="0.114235838756068" calcext:value-type="float">
            <text:p>0.114235838756068</text:p>
          </table:table-cell>
          <table:table-cell office:value-type="float" office:value="0.993828511624565" calcext:value-type="float">
            <text:p>0.993828511624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019377339631319" calcext:value-type="float">
            <text:p>0.019377339631319</text:p>
          </table:table-cell>
          <table:table-cell office:value-type="float" office:value="0.0193773377686739" calcext:value-type="float">
            <text:p>0.019377337768674</text:p>
          </table:table-cell>
          <table:table-cell office:value-type="float" office:value="0.100095486182112" calcext:value-type="float">
            <text:p>0.100095486182112</text:p>
          </table:table-cell>
          <table:table-cell office:value-type="float" office:value="0.96835821944741" calcext:value-type="float">
            <text:p>0.96835821944741</text:p>
          </table:table-cell>
          <table:table-cell office:value-type="float" office:value="0.100095486182112" calcext:value-type="float">
            <text:p>0.100095486182112</text:p>
          </table:table-cell>
          <table:table-cell office:value-type="float" office:value="0.96835821944741" calcext:value-type="float">
            <text:p>0.96835821944741</text:p>
          </table:table-cell>
          <table:table-cell office:value-type="float" office:value="0.0407922937413616" calcext:value-type="float">
            <text:p>0.040792293741362</text:p>
          </table:table-cell>
          <table:table-cell office:value-type="float" office:value="0.0407922920491331" calcext:value-type="float">
            <text:p>0.040792292049133</text:p>
          </table:table-cell>
          <table:table-cell office:value-type="float" office:value="0.113892975773187" calcext:value-type="float">
            <text:p>0.113892975773187</text:p>
          </table:table-cell>
          <table:table-cell office:value-type="float" office:value="0.970342569317412" calcext:value-type="float">
            <text:p>0.970342569317412</text:p>
          </table:table-cell>
          <table:table-cell office:value-type="float" office:value="0.113892975773187" calcext:value-type="float">
            <text:p>0.113892975773187</text:p>
          </table:table-cell>
          <table:table-cell office:value-type="float" office:value="0.970342569317412" calcext:value-type="float">
            <text:p>0.970342569317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194749730580952" calcext:value-type="float">
            <text:p>0.019474973058095</text:p>
          </table:table-cell>
          <table:table-cell office:value-type="float" office:value="0.0194749693328049" calcext:value-type="float">
            <text:p>0.019474969332805</text:p>
          </table:table-cell>
          <table:table-cell office:value-type="float" office:value="0.100489702780825" calcext:value-type="float">
            <text:p>0.100489702780825</text:p>
          </table:table-cell>
          <table:table-cell office:value-type="float" office:value="0.982937482086479" calcext:value-type="float">
            <text:p>0.982937482086479</text:p>
          </table:table-cell>
          <table:table-cell office:value-type="float" office:value="0.100489702780825" calcext:value-type="float">
            <text:p>0.100489702780825</text:p>
          </table:table-cell>
          <table:table-cell office:value-type="float" office:value="0.982937482086479" calcext:value-type="float">
            <text:p>0.982937482086479</text:p>
          </table:table-cell>
          <table:table-cell office:value-type="float" office:value="0.0408296715408341" calcext:value-type="float">
            <text:p>0.040829671540834</text:p>
          </table:table-cell>
          <table:table-cell office:value-type="float" office:value="0.0408296685803151" calcext:value-type="float">
            <text:p>0.040829668580315</text:p>
          </table:table-cell>
          <table:table-cell office:value-type="float" office:value="0.11398777332102" calcext:value-type="float">
            <text:p>0.11398777332102</text:p>
          </table:table-cell>
          <table:table-cell office:value-type="float" office:value="0.98302509261607" calcext:value-type="float">
            <text:p>0.98302509261607</text:p>
          </table:table-cell>
          <table:table-cell office:value-type="float" office:value="0.11398777332102" calcext:value-type="float">
            <text:p>0.11398777332102</text:p>
          </table:table-cell>
          <table:table-cell office:value-type="float" office:value="0.98302509261607" calcext:value-type="float">
            <text:p>0.983025092616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0196221971418709" calcext:value-type="float">
            <text:p>0.019622197141871</text:p>
          </table:table-cell>
          <table:table-cell office:value-type="float" office:value="0.0196221895457711" calcext:value-type="float">
            <text:p>0.019622189545771</text:p>
          </table:table-cell>
          <table:table-cell office:value-type="float" office:value="0.101244757962613" calcext:value-type="float">
            <text:p>0.101244757962613</text:p>
          </table:table-cell>
          <table:table-cell office:value-type="float" office:value="0.994081714603889" calcext:value-type="float">
            <text:p>0.994081714603889</text:p>
          </table:table-cell>
          <table:table-cell office:value-type="float" office:value="0.101244757962613" calcext:value-type="float">
            <text:p>0.101244757962613</text:p>
          </table:table-cell>
          <table:table-cell office:value-type="float" office:value="0.994081714603889" calcext:value-type="float">
            <text:p>0.994081714603889</text:p>
          </table:table-cell>
          <table:table-cell office:value-type="float" office:value="0.0408605170259335" calcext:value-type="float">
            <text:p>0.040860517025934</text:p>
          </table:table-cell>
          <table:table-cell office:value-type="float" office:value="0.0408605070682171" calcext:value-type="float">
            <text:p>0.040860507068217</text:p>
          </table:table-cell>
          <table:table-cell office:value-type="float" office:value="0.114239819108198" calcext:value-type="float">
            <text:p>0.114239819108198</text:p>
          </table:table-cell>
          <table:table-cell office:value-type="float" office:value="0.994308657014501" calcext:value-type="float">
            <text:p>0.994308657014501</text:p>
          </table:table-cell>
          <table:table-cell office:value-type="float" office:value="0.114239819108198" calcext:value-type="float">
            <text:p>0.114239819108198</text:p>
          </table:table-cell>
          <table:table-cell office:value-type="float" office:value="0.994308657014501" calcext:value-type="float">
            <text:p>0.994308657014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0179885344114155" calcext:value-type="float">
            <text:p>0.017988534411416</text:p>
          </table:table-cell>
          <table:table-cell office:value-type="float" office:value="0.0179885176476091" calcext:value-type="float">
            <text:p>0.017988517647609</text:p>
          </table:table-cell>
          <table:table-cell office:value-type="float" office:value="0.0935801939738051" calcext:value-type="float">
            <text:p>0.093580193973805</text:p>
          </table:table-cell>
          <table:table-cell office:value-type="float" office:value="0.833337977525325" calcext:value-type="float">
            <text:p>0.833337977525325</text:p>
          </table:table-cell>
          <table:table-cell office:value-type="float" office:value="0.0935801939738051" calcext:value-type="float">
            <text:p>0.093580193973805</text:p>
          </table:table-cell>
          <table:table-cell office:value-type="float" office:value="0.833337977525325" calcext:value-type="float">
            <text:p>0.833337977525325</text:p>
          </table:table-cell>
          <table:table-cell office:value-type="float" office:value="0.0403886176315922" calcext:value-type="float">
            <text:p>0.040388617631592</text:p>
          </table:table-cell>
          <table:table-cell office:value-type="float" office:value="0.0403886016262192" calcext:value-type="float">
            <text:p>0.040388601626219</text:p>
          </table:table-cell>
          <table:table-cell office:value-type="float" office:value="0.111876098959589" calcext:value-type="float">
            <text:p>0.111876098959589</text:p>
          </table:table-cell>
          <table:table-cell office:value-type="float" office:value="0.841755533096261" calcext:value-type="float">
            <text:p>0.841755533096261</text:p>
          </table:table-cell>
          <table:table-cell office:value-type="float" office:value="0.111876098959589" calcext:value-type="float">
            <text:p>0.111876098959589</text:p>
          </table:table-cell>
          <table:table-cell office:value-type="float" office:value="0.841755533096261" calcext:value-type="float">
            <text:p>0.8417555330962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.0129212613392156" calcext:value-type="float">
            <text:p>0.012921261339216</text:p>
          </table:table-cell>
          <table:table-cell office:value-type="float" office:value="0.0129212285391986" calcext:value-type="float">
            <text:p>0.012921228539199</text:p>
          </table:table-cell>
          <table:table-cell office:value-type="float" office:value="0.0678124305126059" calcext:value-type="float">
            <text:p>0.067812430512606</text:p>
          </table:table-cell>
          <table:table-cell office:value-type="float" office:value="0.428370685162076" calcext:value-type="float">
            <text:p>0.428370685162076</text:p>
          </table:table-cell>
          <table:table-cell office:value-type="float" office:value="0.0678124305126059" calcext:value-type="float">
            <text:p>0.067812430512606</text:p>
          </table:table-cell>
          <table:table-cell office:value-type="float" office:value="0.428370685162076" calcext:value-type="float">
            <text:p>0.428370685162076</text:p>
          </table:table-cell>
          <table:table-cell office:value-type="float" office:value="0.0386972216037691" calcext:value-type="float">
            <text:p>0.038697221603769</text:p>
          </table:table-cell>
          <table:table-cell office:value-type="float" office:value="0.0386971896143251" calcext:value-type="float">
            <text:p>0.038697189614325</text:p>
          </table:table-cell>
          <table:table-cell office:value-type="float" office:value="0.103892830992985" calcext:value-type="float">
            <text:p>0.103892830992985</text:p>
          </table:table-cell>
          <table:table-cell office:value-type="float" office:value="0.472140179105242" calcext:value-type="float">
            <text:p>0.472140179105242</text:p>
          </table:table-cell>
          <table:table-cell office:value-type="float" office:value="0.103892830992985" calcext:value-type="float">
            <text:p>0.103892830992985</text:p>
          </table:table-cell>
          <table:table-cell office:value-type="float" office:value="0.472140179105242" calcext:value-type="float">
            <text:p>0.4721401791052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0673299921618309" calcext:value-type="float">
            <text:p>0.006732999216183</text:p>
          </table:table-cell>
          <table:table-cell office:value-type="float" office:value="0.00673293588624802" calcext:value-type="float">
            <text:p>0.006732935886248</text:p>
          </table:table-cell>
          <table:table-cell office:value-type="float" office:value="0.0399316482659773" calcext:value-type="float">
            <text:p>0.039931648265977</text:p>
          </table:table-cell>
          <table:table-cell office:value-type="float" office:value="0.177681450278419" calcext:value-type="float">
            <text:p>0.177681450278419</text:p>
          </table:table-cell>
          <table:table-cell office:value-type="float" office:value="0.0399316482659773" calcext:value-type="float">
            <text:p>0.039931648265977</text:p>
          </table:table-cell>
          <table:table-cell office:value-type="float" office:value="0.177681450278419" calcext:value-type="float">
            <text:p>0.177681450278419</text:p>
          </table:table-cell>
          <table:table-cell office:value-type="float" office:value="0.0355440968519964" calcext:value-type="float">
            <text:p>0.035544096851996</text:p>
          </table:table-cell>
          <table:table-cell office:value-type="float" office:value="0.0355440343078343" calcext:value-type="float">
            <text:p>0.035544034307834</text:p>
          </table:table-cell>
          <table:table-cell office:value-type="float" office:value="0.0957274334951167" calcext:value-type="float">
            <text:p>0.095727433495117</text:p>
          </table:table-cell>
          <table:table-cell office:value-type="float" office:value="0.282966850714613" calcext:value-type="float">
            <text:p>0.282966850714613</text:p>
          </table:table-cell>
          <table:table-cell office:value-type="float" office:value="0.0957274334951167" calcext:value-type="float">
            <text:p>0.095727433495117</text:p>
          </table:table-cell>
          <table:table-cell office:value-type="float" office:value="0.282966850714613" calcext:value-type="float">
            <text:p>0.282966850714613</text:p>
          </table:table-cell>
        </table:table-row>
      </table:table>
      <table:table table:name="multitask" table:style-name="ta1">
        <table:table-column table:style-name="co1" table:number-columns-repeated="2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betweenness_cost</text:p>
          </table:table-cell>
          <table:table-cell office:value-type="string" calcext:value-type="string">
            <text:p>train_closeness_cost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eigenvector_cost</text:p>
          </table:table-cell>
          <table:table-cell office:value-type="string" calcext:value-type="string">
            <text:p>train_ABS</text:p>
          </table:table-cell>
          <table:table-cell office:value-type="string" calcext:value-type="string">
            <text:p>train_REL</text:p>
          </table:table-cell>
          <table:table-cell office:value-type="string" calcext:value-type="string">
            <text:p>train_betweenness_ABS</text:p>
          </table:table-cell>
          <table:table-cell office:value-type="string" calcext:value-type="string">
            <text:p>train_betweenness_REL</text:p>
          </table:table-cell>
          <table:table-cell office:value-type="string" calcext:value-type="string">
            <text:p>train_closeness_ABS</text:p>
          </table:table-cell>
          <table:table-cell office:value-type="string" calcext:value-type="string">
            <text:p>train_closeness_REL</text:p>
          </table:table-cell>
          <table:table-cell office:value-type="string" calcext:value-type="string">
            <text:p>train_degree_ABS</text:p>
          </table:table-cell>
          <table:table-cell office:value-type="string" calcext:value-type="string">
            <text:p>train_degree_REL</text:p>
          </table:table-cell>
          <table:table-cell office:value-type="string" calcext:value-type="string">
            <text:p>train_eigenvector_ABS</text:p>
          </table:table-cell>
          <table:table-cell office:value-type="string" calcext:value-type="string">
            <text:p>train_eigenvector_REL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betweenness_cost</text:p>
          </table:table-cell>
          <table:table-cell office:value-type="string" calcext:value-type="string">
            <text:p>test_closeness_cost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eigenvector_cost</text:p>
          </table:table-cell>
          <table:table-cell office:value-type="string" calcext:value-type="string">
            <text:p>test_ABS</text:p>
          </table:table-cell>
          <table:table-cell table:style-name="Default" office:value-type="string" calcext:value-type="string">
            <text:p>test_REL</text:p>
          </table:table-cell>
          <table:table-cell office:value-type="string" calcext:value-type="string">
            <text:p>test_betweenness_ABS</text:p>
          </table:table-cell>
          <table:table-cell office:value-type="string" calcext:value-type="string">
            <text:p>test_betweenness_REL</text:p>
          </table:table-cell>
          <table:table-cell office:value-type="string" calcext:value-type="string">
            <text:p>test_closeness_ABS</text:p>
          </table:table-cell>
          <table:table-cell office:value-type="string" calcext:value-type="string">
            <text:p>test_closeness_REL</text:p>
          </table:table-cell>
          <table:table-cell office:value-type="string" calcext:value-type="string">
            <text:p>test_degree_ABS</text:p>
          </table:table-cell>
          <table:table-cell office:value-type="string" calcext:value-type="string">
            <text:p>test_degree_REL</text:p>
          </table:table-cell>
          <table:table-cell office:value-type="string" calcext:value-type="string">
            <text:p>test_eigenvector_ABS</text:p>
          </table:table-cell>
          <table:table-cell table:style-name="Default" office:value-type="string" calcext:value-type="string">
            <text:p>test_eigenvector_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176168927457184" calcext:value-type="float">
            <text:p>0.176168927457184</text:p>
          </table:table-cell>
          <table:table-cell office:value-type="float" office:value="0.0189054096699692" calcext:value-type="float">
            <text:p>0.018905409669969</text:p>
          </table:table-cell>
          <table:table-cell office:value-type="float" office:value="0.125995908398181" calcext:value-type="float">
            <text:p>0.125995908398181</text:p>
          </table:table-cell>
          <table:table-cell office:value-type="float" office:value="0.0196172700379975" calcext:value-type="float">
            <text:p>0.019617270037998</text:p>
          </table:table-cell>
          <table:table-cell office:value-type="float" office:value="0.0116503402823582" calcext:value-type="float">
            <text:p>0.011650340282358</text:p>
          </table:table-cell>
          <table:table-cell office:value-type="float" office:value="0.137959595598979" calcext:value-type="float">
            <text:p>0.137959595598979</text:p>
          </table:table-cell>
          <table:table-cell office:value-type="float" office:value="2465471139948.1" calcext:value-type="float">
            <text:p>2465471139948.1</text:p>
          </table:table-cell>
          <table:table-cell office:value-type="float" office:value="0.0607472972910207" calcext:value-type="float">
            <text:p>0.060747297291021</text:p>
          </table:table-cell>
          <table:table-cell office:value-type="float" office:value="0.998911612211725" calcext:value-type="float">
            <text:p>0.998911612211725</text:p>
          </table:table-cell>
          <table:table-cell office:value-type="float" office:value="0.307553179162919" calcext:value-type="float">
            <text:p>0.307553179162919</text:p>
          </table:table-cell>
          <table:table-cell office:value-type="float" office:value="0.894662852447539" calcext:value-type="float">
            <text:p>0.894662852447539</text:p>
          </table:table-cell>
          <table:table-cell office:value-type="float" office:value="0.101219639875694" calcext:value-type="float">
            <text:p>0.101219639875694</text:p>
          </table:table-cell>
          <table:table-cell office:value-type="float" office:value="0.993311533247849" calcext:value-type="float">
            <text:p>0.993311533247849</text:p>
          </table:table-cell>
          <table:table-cell office:value-type="float" office:value="0.0823182660662822" calcext:value-type="float">
            <text:p>0.082318266066282</text:p>
          </table:table-cell>
          <table:table-cell office:value-type="float" office:value="9861884559789.52" calcext:value-type="float">
            <text:p>9861884559789.52</text:p>
          </table:table-cell>
          <table:table-cell office:value-type="float" office:value="0.184241307608318" calcext:value-type="float">
            <text:p>0.184241307608318</text:p>
          </table:table-cell>
          <table:table-cell office:value-type="float" office:value="0.0146624847840444" calcext:value-type="float">
            <text:p>0.014662484784045</text:p>
          </table:table-cell>
          <table:table-cell office:value-type="float" office:value="0.125770845330891" calcext:value-type="float">
            <text:p>0.125770845330891</text:p>
          </table:table-cell>
          <table:table-cell office:value-type="float" office:value="0.0408592390603104" calcext:value-type="float">
            <text:p>0.040859239060311</text:p>
          </table:table-cell>
          <table:table-cell office:value-type="float" office:value="0.00294873849793476" calcext:value-type="float">
            <text:p>0.002948738497935</text:p>
          </table:table-cell>
          <table:table-cell office:value-type="float" office:value="0.119292418946135" calcext:value-type="float">
            <text:p>0.119292418946135</text:p>
          </table:table-cell>
          <table:table-cell office:value-type="float" office:value="1.45861297081302E+018" calcext:value-type="float">
            <text:p>1.46E+18</text:p>
          </table:table-cell>
          <table:table-cell office:value-type="float" office:value="0.0451309188049012" calcext:value-type="float">
            <text:p>0.045130918804901</text:p>
          </table:table-cell>
          <table:table-cell office:value-type="float" office:value="0.999736925945124" calcext:value-type="float">
            <text:p>0.999736925945124</text:p>
          </table:table-cell>
          <table:table-cell office:value-type="float" office:value="0.279882074323475" calcext:value-type="float">
            <text:p>0.279882074323475</text:p>
          </table:table-cell>
          <table:table-cell office:value-type="float" office:value="0.801326436455535" calcext:value-type="float">
            <text:p>0.801326436455535</text:p>
          </table:table-cell>
          <table:table-cell office:value-type="float" office:value="0.11423421435091" calcext:value-type="float">
            <text:p>0.11423421435091</text:p>
          </table:table-cell>
          <table:table-cell office:value-type="float" office:value="0.993717240674884" calcext:value-type="float">
            <text:p>0.993717240674884</text:p>
          </table:table-cell>
          <table:table-cell office:value-type="float" office:value="0.0379224683052552" calcext:value-type="float">
            <text:p>0.037922468305255</text:p>
          </table:table-cell>
          <table:table-cell office:value-type="float" office:value="5.8344518832521E+018" calcext:value-type="float">
            <text:p>5.83E+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127281530294567" calcext:value-type="float">
            <text:p>0.127281530294567</text:p>
          </table:table-cell>
          <table:table-cell office:value-type="float" office:value="0.0188914015016053" calcext:value-type="float">
            <text:p>0.018891401501605</text:p>
          </table:table-cell>
          <table:table-cell office:value-type="float" office:value="0.0772265642881393" calcext:value-type="float">
            <text:p>0.077226564288139</text:p>
          </table:table-cell>
          <table:table-cell office:value-type="float" office:value="0.0196147907408886" calcext:value-type="float">
            <text:p>0.019614790740889</text:p>
          </table:table-cell>
          <table:table-cell office:value-type="float" office:value="0.0115487734728958" calcext:value-type="float">
            <text:p>0.011548773472896</text:p>
          </table:table-cell>
          <table:table-cell office:value-type="float" office:value="0.117854532636509" calcext:value-type="float">
            <text:p>0.117854532636509</text:p>
          </table:table-cell>
          <table:table-cell office:value-type="float" office:value="2550932405350.86" calcext:value-type="float">
            <text:p>2550932405350.86</text:p>
          </table:table-cell>
          <table:table-cell office:value-type="float" office:value="0.0606831994142967" calcext:value-type="float">
            <text:p>0.060683199414297</text:p>
          </table:table-cell>
          <table:table-cell office:value-type="float" office:value="0.989166976164645" calcext:value-type="float">
            <text:p>0.989166976164645</text:p>
          </table:table-cell>
          <table:table-cell office:value-type="float" office:value="0.227660850105095" calcext:value-type="float">
            <text:p>0.227660850105095</text:p>
          </table:table-cell>
          <table:table-cell office:value-type="float" office:value="0.645549846833015" calcext:value-type="float">
            <text:p>0.645549846833015</text:p>
          </table:table-cell>
          <table:table-cell office:value-type="float" office:value="0.101208091092089" calcext:value-type="float">
            <text:p>0.101208091092089</text:p>
          </table:table-cell>
          <table:table-cell office:value-type="float" office:value="0.993055045478222" calcext:value-type="float">
            <text:p>0.993055045478222</text:p>
          </table:table-cell>
          <table:table-cell office:value-type="float" office:value="0.0818659899345551" calcext:value-type="float">
            <text:p>0.081865989934555</text:p>
          </table:table-cell>
          <table:table-cell office:value-type="float" office:value="10203729621400.8" calcext:value-type="float">
            <text:p>10203729621400.8</text:p>
          </table:table-cell>
          <table:table-cell office:value-type="float" office:value="0.140441241228473" calcext:value-type="float">
            <text:p>0.140441241228473</text:p>
          </table:table-cell>
          <table:table-cell office:value-type="float" office:value="0.0146617299164089" calcext:value-type="float">
            <text:p>0.014661729916409</text:p>
          </table:table-cell>
          <table:table-cell office:value-type="float" office:value="0.0820127328706804" calcext:value-type="float">
            <text:p>0.08201273287068</text:p>
          </table:table-cell>
          <table:table-cell office:value-type="float" office:value="0.0408585292197898" calcext:value-type="float">
            <text:p>0.04085852921979</text:p>
          </table:table-cell>
          <table:table-cell office:value-type="float" office:value="0.00290824724243066" calcext:value-type="float">
            <text:p>0.002908247242431</text:p>
          </table:table-cell>
          <table:table-cell office:value-type="float" office:value="0.105906379839323" calcext:value-type="float">
            <text:p>0.105906379839323</text:p>
          </table:table-cell>
          <table:table-cell office:value-type="float" office:value="1.51008237917584E+018" calcext:value-type="float">
            <text:p>1.51E+18</text:p>
          </table:table-cell>
          <table:table-cell office:value-type="float" office:value="0.0451247011749039" calcext:value-type="float">
            <text:p>0.045124701174904</text:p>
          </table:table-cell>
          <table:table-cell office:value-type="float" office:value="0.997386848913136" calcext:value-type="float">
            <text:p>0.997386848913136</text:p>
          </table:table-cell>
          <table:table-cell office:value-type="float" office:value="0.226669303339471" calcext:value-type="float">
            <text:p>0.226669303339471</text:p>
          </table:table-cell>
          <table:table-cell office:value-type="float" office:value="1.36856316051804" calcext:value-type="float">
            <text:p>1.36856316051804</text:p>
          </table:table-cell>
          <table:table-cell office:value-type="float" office:value="0.114230602529454" calcext:value-type="float">
            <text:p>0.114230602529454</text:p>
          </table:table-cell>
          <table:table-cell office:value-type="float" office:value="0.993469832704671" calcext:value-type="float">
            <text:p>0.993469832704671</text:p>
          </table:table-cell>
          <table:table-cell office:value-type="float" office:value="0.0376009123134613" calcext:value-type="float">
            <text:p>0.037600912313461</text:p>
          </table:table-cell>
          <table:table-cell office:value-type="float" office:value="6.04032951670335E+018" calcext:value-type="float">
            <text:p>6.04E+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695988970110193" calcext:value-type="float">
            <text:p>0.069598897011019</text:p>
          </table:table-cell>
          <table:table-cell office:value-type="float" office:value="0.0188995471980888" calcext:value-type="float">
            <text:p>0.018899547198089</text:p>
          </table:table-cell>
          <table:table-cell office:value-type="float" office:value="0.0233624612446874" calcext:value-type="float">
            <text:p>0.023362461244688</text:p>
          </table:table-cell>
          <table:table-cell office:value-type="float" office:value="0.0196075808780734" calcext:value-type="float">
            <text:p>0.019607580878073</text:p>
          </table:table-cell>
          <table:table-cell office:value-type="float" office:value="0.00772929997765459" calcext:value-type="float">
            <text:p>0.007729299977655</text:p>
          </table:table-cell>
          <table:table-cell office:value-type="float" office:value="0.0856075007926433" calcext:value-type="float">
            <text:p>0.085607500792643</text:p>
          </table:table-cell>
          <table:table-cell office:value-type="float" office:value="9321392288828.95" calcext:value-type="float">
            <text:p>9321392288828.95</text:p>
          </table:table-cell>
          <table:table-cell office:value-type="float" office:value="0.0607151130808966" calcext:value-type="float">
            <text:p>0.060715113080897</text:p>
          </table:table-cell>
          <table:table-cell office:value-type="float" office:value="0.994019162430969" calcext:value-type="float">
            <text:p>0.994019162430969</text:p>
          </table:table-cell>
          <table:table-cell office:value-type="float" office:value="0.115403525488499" calcext:value-type="float">
            <text:p>0.115403525488499</text:p>
          </table:table-cell>
          <table:table-cell office:value-type="float" office:value="0.399230817941601" calcext:value-type="float">
            <text:p>0.399230817941601</text:p>
          </table:table-cell>
          <table:table-cell office:value-type="float" office:value="0.101174511839047" calcext:value-type="float">
            <text:p>0.101174511839047</text:p>
          </table:table-cell>
          <table:table-cell office:value-type="float" office:value="0.992309774937587" calcext:value-type="float">
            <text:p>0.992309774937587</text:p>
          </table:table-cell>
          <table:table-cell office:value-type="float" office:value="0.0651368527621298" calcext:value-type="float">
            <text:p>0.06513685276213</text:p>
          </table:table-cell>
          <table:table-cell office:value-type="float" office:value="37285569155313.4" calcext:value-type="float">
            <text:p>37285569155313.4</text:p>
          </table:table-cell>
          <table:table-cell office:value-type="float" office:value="0.0910645993235448" calcext:value-type="float">
            <text:p>0.091064599323545</text:p>
          </table:table-cell>
          <table:table-cell office:value-type="float" office:value="0.0146621602402344" calcext:value-type="float">
            <text:p>0.014662160240234</text:p>
          </table:table-cell>
          <table:table-cell office:value-type="float" office:value="0.0331309477842297" calcext:value-type="float">
            <text:p>0.03313094778423</text:p>
          </table:table-cell>
          <table:table-cell office:value-type="float" office:value="0.0408565424122287" calcext:value-type="float">
            <text:p>0.040856542412229</text:p>
          </table:table-cell>
          <table:table-cell office:value-type="float" office:value="0.00241494338839487" calcext:value-type="float">
            <text:p>0.002414943388395</text:p>
          </table:table-cell>
          <table:table-cell office:value-type="float" office:value="0.0835876172297125" calcext:value-type="float">
            <text:p>0.083587617229713</text:p>
          </table:table-cell>
          <table:table-cell office:value-type="float" office:value="5.2654222320401E+018" calcext:value-type="float">
            <text:p>5.27E+18</text:p>
          </table:table-cell>
          <table:table-cell office:value-type="float" office:value="0.0451277546882514" calcext:value-type="float">
            <text:p>0.045127754688251</text:p>
          </table:table-cell>
          <table:table-cell office:value-type="float" office:value="0.99854568747389" calcext:value-type="float">
            <text:p>0.99854568747389</text:p>
          </table:table-cell>
          <table:table-cell office:value-type="float" office:value="0.141570791816249" calcext:value-type="float">
            <text:p>0.141570791816249</text:p>
          </table:table-cell>
          <table:table-cell office:value-type="float" office:value="1.34224118946587" calcext:value-type="float">
            <text:p>1.34224118946587</text:p>
          </table:table-cell>
          <table:table-cell office:value-type="float" office:value="0.114220494747735" calcext:value-type="float">
            <text:p>0.114220494747735</text:p>
          </table:table-cell>
          <table:table-cell office:value-type="float" office:value="0.992777454617115" calcext:value-type="float">
            <text:p>0.992777454617115</text:p>
          </table:table-cell>
          <table:table-cell office:value-type="float" office:value="0.0334314276666139" calcext:value-type="float">
            <text:p>0.033431427666614</text:p>
          </table:table-cell>
          <table:table-cell office:value-type="float" office:value="2.10616889281604E+019" calcext:value-type="float">
            <text:p>2.11E+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0526788590941578" calcext:value-type="float">
            <text:p>0.052678859094158</text:p>
          </table:table-cell>
          <table:table-cell office:value-type="float" office:value="0.0189010731119197" calcext:value-type="float">
            <text:p>0.01890107311192</text:p>
          </table:table-cell>
          <table:table-cell office:value-type="float" office:value="0.00371973799337866" calcext:value-type="float">
            <text:p>0.003719737993379</text:p>
          </table:table-cell>
          <table:table-cell office:value-type="float" office:value="0.0191937362251338" calcext:value-type="float">
            <text:p>0.019193736225134</text:p>
          </table:table-cell>
          <table:table-cell office:value-type="float" office:value="0.010864300042158" calcext:value-type="float">
            <text:p>0.010864300042158</text:p>
          </table:table-cell>
          <table:table-cell office:value-type="float" office:value="0.072236679878799" calcext:value-type="float">
            <text:p>0.072236679878799</text:p>
          </table:table-cell>
          <table:table-cell office:value-type="float" office:value="5113991113071.48" calcext:value-type="float">
            <text:p>5113991113071.48</text:p>
          </table:table-cell>
          <table:table-cell office:value-type="float" office:value="0.0607340793403124" calcext:value-type="float">
            <text:p>0.060734079340312</text:p>
          </table:table-cell>
          <table:table-cell office:value-type="float" office:value="0.996242710125154" calcext:value-type="float">
            <text:p>0.996242710125154</text:p>
          </table:table-cell>
          <table:table-cell office:value-type="float" office:value="0.0471657362294656" calcext:value-type="float">
            <text:p>0.047165736229466</text:p>
          </table:table-cell>
          <table:table-cell office:value-type="float" office:value="0.305758879821434" calcext:value-type="float">
            <text:p>0.305758879821434</text:p>
          </table:table-cell>
          <table:table-cell office:value-type="float" office:value="0.0997491939779066" calcext:value-type="float">
            <text:p>0.099749193977907</text:p>
          </table:table-cell>
          <table:table-cell office:value-type="float" office:value="0.979139083498576" calcext:value-type="float">
            <text:p>0.979139083498576</text:p>
          </table:table-cell>
          <table:table-cell office:value-type="float" office:value="0.0812977099675114" calcext:value-type="float">
            <text:p>0.081297709967511</text:p>
          </table:table-cell>
          <table:table-cell office:value-type="float" office:value="20455964452283.6" calcext:value-type="float">
            <text:p>20455964452283.6</text:p>
          </table:table-cell>
          <table:table-cell office:value-type="float" office:value="0.0666274187024101" calcext:value-type="float">
            <text:p>0.06662741870241</text:p>
          </table:table-cell>
          <table:table-cell office:value-type="float" office:value="0.0146622308727471" calcext:value-type="float">
            <text:p>0.014662230872747</text:p>
          </table:table-cell>
          <table:table-cell office:value-type="float" office:value="0.00833228160536237" calcext:value-type="float">
            <text:p>0.008332281605362</text:p>
          </table:table-cell>
          <table:table-cell office:value-type="float" office:value="0.0407400227135355" calcext:value-type="float">
            <text:p>0.040740022713536</text:p>
          </table:table-cell>
          <table:table-cell office:value-type="float" office:value="0.00289287165071528" calcext:value-type="float">
            <text:p>0.002892871650715</text:p>
          </table:table-cell>
          <table:table-cell office:value-type="float" office:value="0.0691973266721129" calcext:value-type="float">
            <text:p>0.069197326672113</text:p>
          </table:table-cell>
          <table:table-cell office:value-type="float" office:value="3.06147949005452E+018" calcext:value-type="float">
            <text:p>3.06E+18</text:p>
          </table:table-cell>
          <table:table-cell office:value-type="float" office:value="0.0451295322431269" calcext:value-type="float">
            <text:p>0.045129532243127</text:p>
          </table:table-cell>
          <table:table-cell office:value-type="float" office:value="0.999195963414608" calcext:value-type="float">
            <text:p>0.999195963414608</text:p>
          </table:table-cell>
          <table:table-cell office:value-type="float" office:value="0.0784008563179993" calcext:value-type="float">
            <text:p>0.078400856317999</text:p>
          </table:table-cell>
          <table:table-cell office:value-type="float" office:value="1.29998818210469" calcext:value-type="float">
            <text:p>1.29998818210469</text:p>
          </table:table-cell>
          <table:table-cell office:value-type="float" office:value="0.113755858008458" calcext:value-type="float">
            <text:p>0.113755858008458</text:p>
          </table:table-cell>
          <table:table-cell office:value-type="float" office:value="0.979501437911534" calcext:value-type="float">
            <text:p>0.979501437911534</text:p>
          </table:table-cell>
          <table:table-cell office:value-type="float" office:value="0.0395030601188671" calcext:value-type="float">
            <text:p>0.039503060118867</text:p>
          </table:table-cell>
          <table:table-cell office:value-type="float" office:value="1.22459179602181E+019" calcext:value-type="float">
            <text:p>1.22E+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0503686340525746" calcext:value-type="float">
            <text:p>0.050368634052575</text:p>
          </table:table-cell>
          <table:table-cell office:value-type="float" office:value="0.0188680444261991" calcext:value-type="float">
            <text:p>0.018868044426199</text:p>
          </table:table-cell>
          <table:table-cell office:value-type="float" office:value="0.00668192475859542" calcext:value-type="float">
            <text:p>0.006681924758595</text:p>
          </table:table-cell>
          <table:table-cell office:value-type="float" office:value="0.019045943103265" calcext:value-type="float">
            <text:p>0.019045943103265</text:p>
          </table:table-cell>
          <table:table-cell office:value-type="float" office:value="0.00577270006760955" calcext:value-type="float">
            <text:p>0.00577270006761</text:p>
          </table:table-cell>
          <table:table-cell office:value-type="float" office:value="0.0711338969907108" calcext:value-type="float">
            <text:p>0.071133896990711</text:p>
          </table:table-cell>
          <table:table-cell office:value-type="float" office:value="10086411013761.2" calcext:value-type="float">
            <text:p>10086411013761.2</text:p>
          </table:table-cell>
          <table:table-cell office:value-type="float" office:value="0.0605300051610274" calcext:value-type="float">
            <text:p>0.060530005161027</text:p>
          </table:table-cell>
          <table:table-cell office:value-type="float" office:value="0.971592361925308" calcext:value-type="float">
            <text:p>0.971592361925308</text:p>
          </table:table-cell>
          <table:table-cell office:value-type="float" office:value="0.0656346169000314" calcext:value-type="float">
            <text:p>0.065634616900031</text:p>
          </table:table-cell>
          <table:table-cell office:value-type="float" office:value="0.469207166670511" calcext:value-type="float">
            <text:p>0.469207166670511</text:p>
          </table:table-cell>
          <table:table-cell office:value-type="float" office:value="0.0994874301471333" calcext:value-type="float">
            <text:p>0.099487430147133</text:p>
          </table:table-cell>
          <table:table-cell office:value-type="float" office:value="0.977976510290858" calcext:value-type="float">
            <text:p>0.977976510290858</text:p>
          </table:table-cell>
          <table:table-cell office:value-type="float" office:value="0.058883535754651" calcext:value-type="float">
            <text:p>0.058883535754651</text:p>
          </table:table-cell>
          <table:table-cell office:value-type="float" office:value="40345644055042.5" calcext:value-type="float">
            <text:p>40345644055042.5</text:p>
          </table:table-cell>
          <table:table-cell office:value-type="float" office:value="0.0777166821681021" calcext:value-type="float">
            <text:p>0.077716682168102</text:p>
          </table:table-cell>
          <table:table-cell office:value-type="float" office:value="0.0146605132149462" calcext:value-type="float">
            <text:p>0.014660513214946</text:p>
          </table:table-cell>
          <table:table-cell office:value-type="float" office:value="0.0121965755415658" calcext:value-type="float">
            <text:p>0.012196575541566</text:p>
          </table:table-cell>
          <table:table-cell office:value-type="float" office:value="0.0406569078670032" calcext:value-type="float">
            <text:p>0.040656907867003</text:p>
          </table:table-cell>
          <table:table-cell office:value-type="float" office:value="0.0102026655981717" calcext:value-type="float">
            <text:p>0.010202665598172</text:p>
          </table:table-cell>
          <table:table-cell office:value-type="float" office:value="0.0845706804352311" calcext:value-type="float">
            <text:p>0.084570680435231</text:p>
          </table:table-cell>
          <table:table-cell office:value-type="float" office:value="6.14945824905261E+018" calcext:value-type="float">
            <text:p>6.15E+18</text:p>
          </table:table-cell>
          <table:table-cell office:value-type="float" office:value="0.0451102820678565" calcext:value-type="float">
            <text:p>0.045110282067857</text:p>
          </table:table-cell>
          <table:table-cell office:value-type="float" office:value="0.99247698540624" calcext:value-type="float">
            <text:p>0.99247698540624</text:p>
          </table:table-cell>
          <table:table-cell office:value-type="float" office:value="0.092750413658899" calcext:value-type="float">
            <text:p>0.092750413658899</text:p>
          </table:table-cell>
          <table:table-cell office:value-type="float" office:value="1.85173678852367" calcext:value-type="float">
            <text:p>1.85173678852367</text:p>
          </table:table-cell>
          <table:table-cell office:value-type="float" office:value="0.113665372156402" calcext:value-type="float">
            <text:p>0.113665372156402</text:p>
          </table:table-cell>
          <table:table-cell office:value-type="float" office:value="0.979924524259896" calcext:value-type="float">
            <text:p>0.979924524259896</text:p>
          </table:table-cell>
          <table:table-cell office:value-type="float" office:value="0.0867566538577673" calcext:value-type="float">
            <text:p>0.086756653857767</text:p>
          </table:table-cell>
          <table:table-cell office:value-type="float" office:value="2.45978329962104E+019" calcext:value-type="float">
            <text:p>2.46E+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.037970747507643" calcext:value-type="float">
            <text:p>0.037970747507643</text:p>
          </table:table-cell>
          <table:table-cell office:value-type="float" office:value="0.0188055126345716" calcext:value-type="float">
            <text:p>0.018805512634572</text:p>
          </table:table-cell>
          <table:table-cell office:value-type="float" office:value="0.0015274842553481" calcext:value-type="float">
            <text:p>0.001527484255348</text:p>
          </table:table-cell>
          <table:table-cell office:value-type="float" office:value="0.0156782440026291" calcext:value-type="float">
            <text:p>0.015678244002629</text:p>
          </table:table-cell>
          <table:table-cell office:value-type="float" office:value="0.00195946584426565" calcext:value-type="float">
            <text:p>0.001959465844266</text:p>
          </table:table-cell>
          <table:table-cell office:value-type="float" office:value="0.0513733709183799" calcext:value-type="float">
            <text:p>0.05137337091838</text:p>
          </table:table-cell>
          <table:table-cell office:value-type="float" office:value="849477884409.293" calcext:value-type="float">
            <text:p>849477884409.293</text:p>
          </table:table-cell>
          <table:table-cell office:value-type="float" office:value="0.0601493722449779" calcext:value-type="float">
            <text:p>0.060149372244978</text:p>
          </table:table-cell>
          <table:table-cell office:value-type="float" office:value="0.937440148335691" calcext:value-type="float">
            <text:p>0.937440148335691</text:p>
          </table:table-cell>
          <table:table-cell office:value-type="float" office:value="0.0303541376913576" calcext:value-type="float">
            <text:p>0.030354137691358</text:p>
          </table:table-cell>
          <table:table-cell office:value-type="float" office:value="0.175616070130289" calcext:value-type="float">
            <text:p>0.175616070130289</text:p>
          </table:table-cell>
          <table:table-cell office:value-type="float" office:value="0.0839808468574454" calcext:value-type="float">
            <text:p>0.083980846857446</text:p>
          </table:table-cell>
          <table:table-cell office:value-type="float" office:value="0.664524523677392" calcext:value-type="float">
            <text:p>0.664524523677392</text:p>
          </table:table-cell>
          <table:table-cell office:value-type="float" office:value="0.0310091268797385" calcext:value-type="float">
            <text:p>0.031009126879739</text:p>
          </table:table-cell>
          <table:table-cell office:value-type="float" office:value="3397911537635.4" calcext:value-type="float">
            <text:p>3397911537635.4</text:p>
          </table:table-cell>
          <table:table-cell office:value-type="float" office:value="0.0649305191873282" calcext:value-type="float">
            <text:p>0.064930519187328</text:p>
          </table:table-cell>
          <table:table-cell office:value-type="float" office:value="0.0146571034644056" calcext:value-type="float">
            <text:p>0.014657103464406</text:p>
          </table:table-cell>
          <table:table-cell office:value-type="float" office:value="0.00510834902570423" calcext:value-type="float">
            <text:p>0.005108349025704</text:p>
          </table:table-cell>
          <table:table-cell office:value-type="float" office:value="0.0395367235906363" calcext:value-type="float">
            <text:p>0.039536723590636</text:p>
          </table:table-cell>
          <table:table-cell office:value-type="float" office:value="0.00562830116882651" calcext:value-type="float">
            <text:p>0.005628301168827</text:p>
          </table:table-cell>
          <table:table-cell office:value-type="float" office:value="0.0697970800900467" calcext:value-type="float">
            <text:p>0.069797080090047</text:p>
          </table:table-cell>
          <table:table-cell office:value-type="float" office:value="1.81513179699638E+017" calcext:value-type="float">
            <text:p>1.82E+17</text:p>
          </table:table-cell>
          <table:table-cell office:value-type="float" office:value="0.0450745243317348" calcext:value-type="float">
            <text:p>0.045074524331735</text:p>
          </table:table-cell>
          <table:table-cell office:value-type="float" office:value="0.980918945276698" calcext:value-type="float">
            <text:p>0.980918945276698</text:p>
          </table:table-cell>
          <table:table-cell office:value-type="float" office:value="0.0660625236483589" calcext:value-type="float">
            <text:p>0.066062523648359</text:p>
          </table:table-cell>
          <table:table-cell office:value-type="float" office:value="0.912395415323842" calcext:value-type="float">
            <text:p>0.912395415323842</text:p>
          </table:table-cell>
          <table:table-cell office:value-type="float" office:value="0.108925193497429" calcext:value-type="float">
            <text:p>0.108925193497429</text:p>
          </table:table-cell>
          <table:table-cell office:value-type="float" office:value="0.68685749062553" calcext:value-type="float">
            <text:p>0.68685749062553</text:p>
          </table:table-cell>
          <table:table-cell office:value-type="float" office:value="0.0591260788826645" calcext:value-type="float">
            <text:p>0.059126078882665</text:p>
          </table:table-cell>
          <table:table-cell office:value-type="float" office:value="7.26052718798552E+017" calcext:value-type="float">
            <text:p>7.26E+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303269293508492" calcext:value-type="float">
            <text:p>0.030326929350849</text:p>
          </table:table-cell>
          <table:table-cell office:value-type="float" office:value="0.0185736710263882" calcext:value-type="float">
            <text:p>0.018573671026388</text:p>
          </table:table-cell>
          <table:table-cell office:value-type="float" office:value="0.00128783898071561" calcext:value-type="float">
            <text:p>0.001287838980716</text:p>
          </table:table-cell>
          <table:table-cell office:value-type="float" office:value="0.00920643053541426" calcext:value-type="float">
            <text:p>0.009206430535414</text:p>
          </table:table-cell>
          <table:table-cell office:value-type="float" office:value="0.0012589071138791" calcext:value-type="float">
            <text:p>0.001258907113879</text:p>
          </table:table-cell>
          <table:table-cell office:value-type="float" office:value="0.0410041905831769" calcext:value-type="float">
            <text:p>0.041004190583177</text:p>
          </table:table-cell>
          <table:table-cell office:value-type="float" office:value="1031511057223.24" calcext:value-type="float">
            <text:p>1031511057223.24</text:p>
          </table:table-cell>
          <table:table-cell office:value-type="float" office:value="0.058956087793621" calcext:value-type="float">
            <text:p>0.058956087793621</text:p>
          </table:table-cell>
          <table:table-cell office:value-type="float" office:value="0.896421418938193" calcext:value-type="float">
            <text:p>0.896421418938193</text:p>
          </table:table-cell>
          <table:table-cell office:value-type="float" office:value="0.0273212168415603" calcext:value-type="float">
            <text:p>0.02732121684156</text:p>
          </table:table-cell>
          <table:table-cell office:value-type="float" office:value="0.152861902844388" calcext:value-type="float">
            <text:p>0.152861902844388</text:p>
          </table:table-cell>
          <table:table-cell office:value-type="float" office:value="0.0547178374955909" calcext:value-type="float">
            <text:p>0.054717837495591</text:p>
          </table:table-cell>
          <table:table-cell office:value-type="float" office:value="0.435704586710646" calcext:value-type="float">
            <text:p>0.435704586710646</text:p>
          </table:table-cell>
          <table:table-cell office:value-type="float" office:value="0.0230216202019352" calcext:value-type="float">
            <text:p>0.023021620201935</text:p>
          </table:table-cell>
          <table:table-cell office:value-type="float" office:value="4126044228891.49" calcext:value-type="float">
            <text:p>4126044228891.49</text:p>
          </table:table-cell>
          <table:table-cell office:value-type="float" office:value="0.0647924041759325" calcext:value-type="float">
            <text:p>0.064792404175933</text:p>
          </table:table-cell>
          <table:table-cell office:value-type="float" office:value="0.0146441627172496" calcext:value-type="float">
            <text:p>0.01464416271725</text:p>
          </table:table-cell>
          <table:table-cell office:value-type="float" office:value="0.00378627176075952" calcext:value-type="float">
            <text:p>0.00378627176076</text:p>
          </table:table-cell>
          <table:table-cell office:value-type="float" office:value="0.037084599513534" calcext:value-type="float">
            <text:p>0.037084599513534</text:p>
          </table:table-cell>
          <table:table-cell office:value-type="float" office:value="0.009277289763304" calcext:value-type="float">
            <text:p>0.009277289763304</text:p>
          </table:table-cell>
          <table:table-cell office:value-type="float" office:value="0.0680744523480066" calcext:value-type="float">
            <text:p>0.068074452348007</text:p>
          </table:table-cell>
          <table:table-cell office:value-type="float" office:value="4.35431830515414E+017" calcext:value-type="float">
            <text:p>4.35E+17</text:p>
          </table:table-cell>
          <table:table-cell office:value-type="float" office:value="0.0449459048347611" calcext:value-type="float">
            <text:p>0.044945904834761</text:p>
          </table:table-cell>
          <table:table-cell office:value-type="float" office:value="0.941762780800854" calcext:value-type="float">
            <text:p>0.941762780800854</text:p>
          </table:table-cell>
          <table:table-cell office:value-type="float" office:value="0.0539711852161542" calcext:value-type="float">
            <text:p>0.053971185216154</text:p>
          </table:table-cell>
          <table:table-cell office:value-type="float" office:value="0.749695913065691" calcext:value-type="float">
            <text:p>0.749695913065691</text:p>
          </table:table-cell>
          <table:table-cell office:value-type="float" office:value="0.100001985376875" calcext:value-type="float">
            <text:p>0.100001985376875</text:p>
          </table:table-cell>
          <table:table-cell office:value-type="float" office:value="0.506458813794172" calcext:value-type="float">
            <text:p>0.506458813794172</text:p>
          </table:table-cell>
          <table:table-cell office:value-type="float" office:value="0.073378733964236" calcext:value-type="float">
            <text:p>0.073378733964236</text:p>
          </table:table-cell>
          <table:table-cell office:value-type="float" office:value="1.74172732206166E+018" calcext:value-type="float">
            <text:p>1.74E+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3:17:06.176001511</meta:creation-date>
    <dc:date>2019-01-12T13:40:06.486335937</dc:date>
    <meta:editing-duration>PT1M11S</meta:editing-duration>
    <meta:editing-cycles>1</meta:editing-cycles>
    <meta:document-statistic meta:table-count="2" meta:cell-count="368" meta:object-count="0"/>
    <meta:generator>LibreOffice/6.0.7.3$Linux_X86_64 LibreOffice_project/00m0$Build-3</meta:generator>
  </office:meta>
</office:document-meta>
</file>